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4396in" fo:margin-left="0.0035in" fo:margin-top="0in" fo:margin-bottom="0in" table:align="left" style:writing-mode="lr-tb"/>
    </style:style>
    <style:style style:name="Table1.A" style:family="table-column">
      <style:table-column-properties style:column-width="0.3944in"/>
    </style:style>
    <style:style style:name="Table1.B" style:family="table-column">
      <style:table-column-properties style:column-width="0.3542in"/>
    </style:style>
    <style:style style:name="Table1.C" style:family="table-column">
      <style:table-column-properties style:column-width="0.375in"/>
    </style:style>
    <style:style style:name="Table1.D" style:family="table-column">
      <style:table-column-properties style:column-width="0.3743in"/>
    </style:style>
    <style:style style:name="Table1.G" style:family="table-column">
      <style:table-column-properties style:column-width="0.3813in"/>
    </style:style>
    <style:style style:name="Table1.H" style:family="table-column">
      <style:table-column-properties style:column-width="0.4972in"/>
    </style:style>
    <style:style style:name="Table1.K" style:family="table-column">
      <style:table-column-properties style:column-width="0.4354in"/>
    </style:style>
    <style:style style:name="Table1.L" style:family="table-column">
      <style:table-column-properties style:column-width="0.4361in"/>
    </style:style>
    <style:style style:name="Table1.M" style:family="table-column">
      <style:table-column-properties style:column-width="0.5646in"/>
    </style:style>
    <style:style style:name="Table1.1" style:family="table-row">
      <style:table-row-properties style:min-row-height="0.2472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2583in" fo:keep-together="auto"/>
    </style:style>
    <style:style style:name="Table5" style:family="table">
      <style:table-properties style:width="6.3111in" fo:margin-left="0.0035in" fo:margin-top="0in" fo:margin-bottom="0in" table:align="left" style:writing-mode="lr-tb"/>
    </style:style>
    <style:style style:name="Table5.A" style:family="table-column">
      <style:table-column-properties style:column-width="0.4354in"/>
    </style:style>
    <style:style style:name="Table5.B" style:family="table-column">
      <style:table-column-properties style:column-width="0.375in"/>
    </style:style>
    <style:style style:name="Table5.C" style:family="table-column">
      <style:table-column-properties style:column-width="0.3743in"/>
    </style:style>
    <style:style style:name="Table5.E" style:family="table-column">
      <style:table-column-properties style:column-width="0.3813in"/>
    </style:style>
    <style:style style:name="Table5.F" style:family="table-column">
      <style:table-column-properties style:column-width="0.4361in"/>
    </style:style>
    <style:style style:name="Table5.J" style:family="table-column">
      <style:table-column-properties style:column-width="0.5042in"/>
    </style:style>
    <style:style style:name="Table5.L" style:family="table-column">
      <style:table-column-properties style:column-width="0.5583in"/>
    </style:style>
    <style:style style:name="Table5.N" style:family="table-column">
      <style:table-column-properties style:column-width="0.8097in"/>
    </style:style>
    <style:style style:name="Table5.1" style:family="table-row">
      <style:table-row-properties style:min-row-height="0.2472in"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M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2" style:family="table-row">
      <style:table-row-properties style:min-row-height="0.2583in" fo:keep-together="auto"/>
    </style:style>
    <style:style style:name="Table6" style:family="table">
      <style:table-properties style:width="6.3111in" fo:margin-left="0.0035in" fo:margin-top="0in" fo:margin-bottom="0in" table:align="left" style:writing-mode="lr-tb"/>
    </style:style>
    <style:style style:name="Table6.A" style:family="table-column">
      <style:table-column-properties style:column-width="0.4354in"/>
    </style:style>
    <style:style style:name="Table6.B" style:family="table-column">
      <style:table-column-properties style:column-width="0.4431in"/>
    </style:style>
    <style:style style:name="Table6.D" style:family="table-column">
      <style:table-column-properties style:column-width="0.3743in"/>
    </style:style>
    <style:style style:name="Table6.E" style:family="table-column">
      <style:table-column-properties style:column-width="0.4701in"/>
    </style:style>
    <style:style style:name="Table6.F" style:family="table-column">
      <style:table-column-properties style:column-width="0.5924in"/>
    </style:style>
    <style:style style:name="Table6.G" style:family="table-column">
      <style:table-column-properties style:column-width="0.4965in"/>
    </style:style>
    <style:style style:name="Table6.I" style:family="table-column">
      <style:table-column-properties style:column-width="0.6194in"/>
    </style:style>
    <style:style style:name="Table6.J" style:family="table-column">
      <style:table-column-properties style:column-width="0.8in"/>
    </style:style>
    <style:style style:name="Table6.K" style:family="table-column">
      <style:table-column-properties style:column-width="1.2014in"/>
    </style:style>
    <style:style style:name="Table6.1" style:family="table-row">
      <style:table-row-properties style:min-row-height="0.247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2" style:family="table-row">
      <style:table-row-properties style:min-row-height="0.2583in" fo:keep-together="auto"/>
    </style:style>
    <style:style style:name="Table2" style:family="table">
      <style:table-properties style:width="6.3111in" fo:margin-left="0.0035in" fo:margin-top="0in" fo:margin-bottom="0in" table:align="left" style:writing-mode="lr-tb"/>
    </style:style>
    <style:style style:name="Table2.A" style:family="table-column">
      <style:table-column-properties style:column-width="0.4354in"/>
    </style:style>
    <style:style style:name="Table2.B" style:family="table-column">
      <style:table-column-properties style:column-width="0.9563in"/>
    </style:style>
    <style:style style:name="Table2.C" style:family="table-column">
      <style:table-column-properties style:column-width="0.7667in"/>
    </style:style>
    <style:style style:name="Table2.D" style:family="table-column">
      <style:table-column-properties style:column-width="0.5924in"/>
    </style:style>
    <style:style style:name="Table2.E" style:family="table-column">
      <style:table-column-properties style:column-width="0.7181in"/>
    </style:style>
    <style:style style:name="Table2.F" style:family="table-column">
      <style:table-column-properties style:column-width="0.841in"/>
    </style:style>
    <style:style style:name="Table2.G" style:family="table-column">
      <style:table-column-properties style:column-width="0.8in"/>
    </style:style>
    <style:style style:name="Table2.H" style:family="table-column">
      <style:table-column-properties style:column-width="1.2014in"/>
    </style:style>
    <style:style style:name="Table2.1" style:family="table-row">
      <style:table-row-properties style:min-row-height="0.2472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583in" fo:keep-together="auto"/>
    </style:style>
    <style:style style:name="Table3" style:family="table">
      <style:table-properties style:width="6.3111in" fo:margin-left="0.0035in" fo:margin-top="0in" fo:margin-bottom="0in" table:align="left" style:writing-mode="lr-tb"/>
    </style:style>
    <style:style style:name="Table3.A" style:family="table-column">
      <style:table-column-properties style:column-width="1.1049in"/>
    </style:style>
    <style:style style:name="Table3.B" style:family="table-column">
      <style:table-column-properties style:column-width="1.6458in"/>
    </style:style>
    <style:style style:name="Table3.C" style:family="table-column">
      <style:table-column-properties style:column-width="0.7181in"/>
    </style:style>
    <style:style style:name="Table3.D" style:family="table-column">
      <style:table-column-properties style:column-width="1.241in"/>
    </style:style>
    <style:style style:name="Table3.E" style:family="table-column">
      <style:table-column-properties style:column-width="1.6014in"/>
    </style:style>
    <style:style style:name="Table3.1" style:family="table-row">
      <style:table-row-properties style:min-row-height="0.2472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3" style:family="table-row">
      <style:table-row-properties style:min-row-height="0.2583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paragraph-rsid="00216b7b"/>
    </style:style>
    <style:style style:name="P4" style:family="paragraph" style:parent-style-name="Standard">
      <style:text-properties fo:language="en" fo:country="US" officeooo:paragraph-rsid="0026db73"/>
    </style:style>
    <style:style style:name="P5" style:family="paragraph" style:parent-style-name="Standard">
      <style:text-properties fo:language="en" fo:country="US" officeooo:paragraph-rsid="002e189c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officeooo:paragraph-rsid="002e189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b382e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2e170" officeooo:paragraph-rsid="0022e170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7d63f" officeooo:paragraph-rsid="0027d63f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2f766c" officeooo:paragraph-rsid="002f766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paragraph-rsid="002e189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9e1ed" officeooo:paragraph-rsid="0019e1e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9e1ed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9e1ed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9e1ed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b382e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b382e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ru" fo:country="RU" officeooo:rsid="001b382e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officeooo:rsid="0019e1ed" officeooo:paragraph-rsid="0019e1ed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b 58%" style:font-name="Calibri" fo:font-size="12pt" fo:language="en" fo:country="US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b 58%" style:font-name="Calibri" fo:font-size="12pt" fo:language="en" fo:country="US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b 58%" style:font-name="Calibri" fo:font-size="12pt" fo:language="en" fo:country="US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text-position="sub 58%" style:font-name="Calibri" fo:font-size="12pt" fo:language="en" fo:country="US" officeooo:paragraph-rsid="002e189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2" style:family="paragraph" style:parent-style-name="Standard">
      <style:text-properties officeooo:paragraph-rsid="00250392"/>
    </style:style>
    <style:style style:name="P33" style:family="paragraph" style:parent-style-name="Standard">
      <style:text-properties officeooo:paragraph-rsid="0026db73"/>
    </style:style>
    <style:style style:name="P34" style:family="paragraph" style:parent-style-name="Standard">
      <style:text-properties officeooo:paragraph-rsid="0029bf24"/>
    </style:style>
    <style:style style:name="P35" style:family="paragraph" style:parent-style-name="Standard">
      <style:text-properties officeooo:paragraph-rsid="002c11d3"/>
    </style:style>
    <style:style style:name="P36" style:family="paragraph" style:parent-style-name="Standard">
      <style:text-properties officeooo:paragraph-rsid="002e189c"/>
    </style:style>
    <style:style style:name="P37" style:family="paragraph" style:parent-style-name="Standard">
      <style:text-properties officeooo:rsid="003536c1" officeooo:paragraph-rsid="003536c1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paragraph-rsid="002e189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19e1ed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9e1ed" officeooo:paragraph-rsid="002e189c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b382e" officeooo:paragraph-rsid="00250392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b382e" officeooo:paragraph-rsid="00216b7b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style:font-name="Calibri" fo:font-size="12pt" fo:language="en" fo:country="US" officeooo:rsid="001b382e" officeooo:paragraph-rsid="0026db73" style:letter-kerning="true" style:font-name-asian="Calibri1" style:font-size-asian="12pt" style:language-asian="en" style:country-asian="US" style:font-size-complex="12pt" style:language-complex="ar" style:country-complex="SA"/>
    </style:style>
    <style:style style:name="P51" style:family="paragraph" style:parent-style-name="Standard">
      <style:text-properties fo:language="en" fo:country="US" officeooo:rsid="00250392" officeooo:paragraph-rsid="00216b7b"/>
    </style:style>
    <style:style style:name="P52" style:family="paragraph" style:parent-style-name="Frame_20_contents">
      <style:paragraph-properties fo:text-align="center" style:justify-single-word="false"/>
    </style:style>
    <style:style style:name="P53" style:family="paragraph">
      <style:paragraph-properties fo:text-align="center"/>
    </style:style>
    <style:style style:name="P54" style:family="paragraph">
      <loext:graphic-properties draw:fill="solid" draw:fill-color="#00a933"/>
      <style:paragraph-properties fo:text-align="start"/>
      <style:text-properties fo:color="#ffffff" loext:opacity="100%" fo:font-size="18pt"/>
    </style:style>
    <style:style style:name="P55" style:family="paragraph">
      <loext:graphic-properties draw:fill="solid" draw:fill-color="#ff0000"/>
      <style:paragraph-properties fo:text-align="start"/>
      <style:text-properties fo:color="#ffffff" loext:opacity="100%" fo:font-size="18pt"/>
    </style:style>
    <style:style style:name="P56" style:family="paragraph">
      <loext:graphic-properties draw:fill="solid" draw:fill-color="#55308d"/>
      <style:paragraph-properties fo:text-align="start"/>
      <style:text-properties fo:color="#ffffff" loext:opacity="100%" fo:font-size="18pt"/>
    </style:style>
    <style:style style:name="P57" style:family="paragraph">
      <loext:graphic-properties draw:fill="solid" draw:fill-color="#2a6099"/>
      <style:paragraph-properties fo:text-align="start"/>
      <style:text-properties fo:color="#ffffff" loext:opacity="100%" fo:font-size="18pt"/>
    </style:style>
    <style:style style:name="P58" style:family="paragraph">
      <loext:graphic-properties draw:fill-color="#000000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style:text-position="sub 58%"/>
    </style:style>
    <style:style style:name="T3" style:family="text">
      <style:text-properties style:text-position="sub 58%" fo:language="en" fo:country="US"/>
    </style:style>
    <style:style style:name="T4" style:family="text">
      <style:text-properties style:text-position="sub 58%" fo:language="en" fo:country="US" officeooo:rsid="001b382e"/>
    </style:style>
    <style:style style:name="T5" style:family="text">
      <style:text-properties style:text-position="sub 58%" fo:language="en" fo:country="US" officeooo:rsid="001ed829"/>
    </style:style>
    <style:style style:name="T6" style:family="text">
      <style:text-properties style:text-position="sub 58%" fo:language="en" fo:country="US" officeooo:rsid="00250392"/>
    </style:style>
    <style:style style:name="T7" style:family="text">
      <style:text-properties style:text-position="sub 58%" fo:language="en" fo:country="US" officeooo:rsid="00251759"/>
    </style:style>
    <style:style style:name="T8" style:family="text">
      <style:text-properties style:text-position="sub 58%" fo:language="en" fo:country="US" officeooo:rsid="00259388"/>
    </style:style>
    <style:style style:name="T9" style:family="text">
      <style:text-properties style:text-position="sub 58%" fo:language="en" fo:country="US" officeooo:rsid="0027d63f"/>
    </style:style>
    <style:style style:name="T10" style:family="text">
      <style:text-properties style:text-position="sub 58%" fo:language="en" fo:country="US" officeooo:rsid="0029bf24"/>
    </style:style>
    <style:style style:name="T11" style:family="text">
      <style:text-properties style:text-position="sub 58%" fo:language="en" fo:country="US" officeooo:rsid="00310219"/>
    </style:style>
    <style:style style:name="T12" style:family="text">
      <style:text-properties style:text-position="sub 58%" officeooo:rsid="001cb18f"/>
    </style:style>
    <style:style style:name="T13" style:family="text">
      <style:text-properties style:text-position="sub 58%" officeooo:rsid="001d3b09"/>
    </style:style>
    <style:style style:name="T14" style:family="text">
      <style:text-properties style:text-position="sub 58%" officeooo:rsid="00216b7b"/>
    </style:style>
    <style:style style:name="T15" style:family="text">
      <style:text-properties style:text-position="sub 58%" officeooo:rsid="00259388"/>
    </style:style>
    <style:style style:name="T16" style:family="text">
      <style:text-properties style:text-position="sub 58%" officeooo:rsid="0029bf24"/>
    </style:style>
    <style:style style:name="T17" style:family="text">
      <style:text-properties officeooo:rsid="0019e1ed"/>
    </style:style>
    <style:style style:name="T18" style:family="text">
      <style:text-properties style:text-position="0% 100%" fo:language="en" fo:country="US" officeooo:rsid="0029bf24"/>
    </style:style>
    <style:style style:name="T19" style:family="text">
      <style:text-properties fo:color="#ffffff" loext:opacity="100%"/>
    </style:style>
    <style:style style:name="T20" style:family="text">
      <style:text-properties fo:color="#ffffff" loext:opacity="100%" fo:language="en" fo:country="US"/>
    </style:style>
    <style:style style:name="gr1" style:family="graphic">
      <style:graphic-properties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38in" svg:stroke-color="#325490" draw:stroke-linejoin="miter" svg:stroke-linecap="butt" draw:fill="solid" draw:fill-color="#00a933" draw:textarea-vertical-align="middle" draw:auto-grow-height="false" fo:min-height="0.3957in" fo:min-width="0.2957in" fo:padding-top="0.05in" fo:padding-bottom="0.05in" fo:padding-left="0.1in" fo:padding-right="0.1in" fo:wrap-option="wrap" fo:margin-left="0in" fo:margin-right="0.0083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38in" svg:stroke-color="#325490" draw:stroke-linejoin="miter" svg:stroke-linecap="butt" draw:fill="solid" draw:fill-color="#ff0000" draw:textarea-vertical-align="middle" draw:auto-grow-height="false" fo:min-height="0.3957in" fo:min-width="0.2957in" fo:padding-top="0.05in" fo:padding-bottom="0.05in" fo:padding-left="0.1in" fo:padding-right="0.1in" fo:wrap-option="wrap" fo:margin-left="0in" fo:margin-right="0.0083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38in" svg:stroke-color="#325490" draw:stroke-linejoin="miter" svg:stroke-linecap="butt" draw:fill="solid" draw:fill-color="#55308d" draw:textarea-vertical-align="middle" draw:auto-grow-height="false" fo:min-height="0.3957in" fo:min-width="0.2957in" fo:padding-top="0.05in" fo:padding-bottom="0.05in" fo:padding-left="0.1in" fo:padding-right="0.1in" fo:wrap-option="wrap" fo:margin-left="0in" fo:margin-right="0.0083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38in" svg:stroke-color="#325490" draw:stroke-linejoin="miter" svg:stroke-linecap="butt" draw:fill="solid" draw:fill-color="#2a6099" draw:textarea-vertical-align="middle" draw:auto-grow-height="false" fo:min-height="0.3957in" fo:min-width="0.2957in" fo:padding-top="0.05in" fo:padding-bottom="0.05in" fo:padding-left="0.1in" fo:padding-right="0.1in" fo:wrap-option="wrap" fo:margin-left="0in" fo:margin-right="0.0083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02in" svg:stroke-color="#000000" draw:marker-start-width="0.1984in" draw:marker-end-width="0.1984in" draw:fill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.0138in" svg:stroke-color="#325490" draw:stroke-linejoin="miter" svg:stroke-linecap="butt" draw:fill="solid" draw:fill-color="#ff0000" draw:textarea-vertical-align="middle" draw:auto-grow-height="false" fo:min-height="0.3957in" fo:min-width="0.2972in" fo:padding-top="0.05in" fo:padding-bottom="0.05in" fo:padding-left="0.0984in" fo:padding-right="0.1in" fo:wrap-option="wrap" fo:margin-left="0in" fo:margin-right="0.0083in" fo:margin-top="0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Рахматов Неъматджон</text:p>
      <text:p text:style-name="P1">Группа: <text:span text:style-name="T1">P</text:span>31<text:span text:style-name="T17">33</text:span></text:p>
      <text:p text:style-name="P1">Вариант: <text:span text:style-name="T17">46</text:span></text:p>
      <text:p text:style-name="Standard">Д/З - 1: Раскраска графов</text:p>
      <text:p text:style-name="Standard"/>
      <text:p text:style-name="Standard">Исходная таблица соединений <text:span text:style-name="T1">R</text:span>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3"/>
        <table:table-column table:style-name="Table1.G"/>
        <table:table-column table:style-name="Table1.H" table:number-columns-repeated="2"/>
        <table:table-column table:style-name="Table1.G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office:value-type="string">
            <text:p text:style-name="P38">V/V</text:p>
          </table:table-cell>
          <table:table-cell table:style-name="Table1.A1" office:value-type="string">
            <text:p text:style-name="P6"><text:span text:style-name="T1">e</text:span><text:span text:style-name="T3">1</text:span></text:p>
          </table:table-cell>
          <table:table-cell table:style-name="Table1.A1" office:value-type="string">
            <text:p text:style-name="P6"><text:span text:style-name="T1">e</text:span><text:span text:style-name="T3">2</text:span></text:p>
          </table:table-cell>
          <table:table-cell table:style-name="Table1.A1" office:value-type="string">
            <text:p text:style-name="P6"><text:span text:style-name="T1">e</text:span><text:span text:style-name="T3">3</text:span></text:p>
          </table:table-cell>
          <table:table-cell table:style-name="Table1.A1" office:value-type="string">
            <text:p text:style-name="P6"><text:span text:style-name="T1">e</text:span><text:span text:style-name="T3">4</text:span></text:p>
          </table:table-cell>
          <table:table-cell table:style-name="Table1.A1" office:value-type="string">
            <text:p text:style-name="P6"><text:span text:style-name="T1">e</text:span><text:span text:style-name="T3">5</text:span></text:p>
          </table:table-cell>
          <table:table-cell table:style-name="Table1.A1" office:value-type="string">
            <text:p text:style-name="P6"><text:span text:style-name="T1">e</text:span><text:span text:style-name="T3">6</text:span></text:p>
          </table:table-cell>
          <table:table-cell table:style-name="Table1.A1" office:value-type="string">
            <text:p text:style-name="P6"><text:span text:style-name="T1">e</text:span><text:span text:style-name="T3">7</text:span></text:p>
          </table:table-cell>
          <table:table-cell table:style-name="Table1.A1" office:value-type="string">
            <text:p text:style-name="P6"><text:span text:style-name="T1">e</text:span><text:span text:style-name="T3">8</text:span></text:p>
          </table:table-cell>
          <table:table-cell table:style-name="Table1.A1" office:value-type="string">
            <text:p text:style-name="P6"><text:span text:style-name="T1">e</text:span><text:span text:style-name="T3">9</text:span></text:p>
          </table:table-cell>
          <table:table-cell table:style-name="Table1.A1" office:value-type="string">
            <text:p text:style-name="P6"><text:span text:style-name="T1">e</text:span><text:span text:style-name="T3">10</text:span></text:p>
          </table:table-cell>
          <table:table-cell table:style-name="Table1.A1" office:value-type="string">
            <text:p text:style-name="P6"><text:span text:style-name="T1">e</text:span><text:span text:style-name="T3">11</text:span></text:p>
          </table:table-cell>
          <table:table-cell table:style-name="Table1.A1" office:value-type="string">
            <text:p text:style-name="P6"><text:span text:style-name="T1">e</text:span><text:span text:style-name="T3">12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1</text:span></text:p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6"><text:span text:style-name="T1">e</text:span><text:span text:style-name="T3">2</text:span>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2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43">1</text:p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3</text:span>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6"><text:span text:style-name="T1">e</text:span><text:span text:style-name="T3">4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43">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38"/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5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</table:table-row>
        <table:table-row table:style-name="Table1.1">
          <table:table-cell table:style-name="Table1.A1" office:value-type="string">
            <text:p text:style-name="P6"><text:span text:style-name="T1">e</text:span><text:span text:style-name="T3">6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38"/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7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20">4</text:p>
          </table:table-cell>
        </table:table-row>
        <table:table-row table:style-name="Table1.1">
          <table:table-cell table:style-name="Table1.A1" office:value-type="string">
            <text:p text:style-name="P6"><text:span text:style-name="T1">e</text:span><text:span text:style-name="T3">8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43">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9</text:span>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43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6"><text:span text:style-name="T1">e­</text:span><text:span text:style-name="T3">10</text:span>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1</text:p>
          </table:table-cell>
          <table:table-cell table:style-name="Table1.A1" office:value-type="string">
            <text:p text:style-name="P43">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4</text:p>
          </table:table-cell>
        </table:table-row>
        <table:table-row table:style-name="Table1.2">
          <table:table-cell table:style-name="Table1.A1" office:value-type="string">
            <text:p text:style-name="P6"><text:span text:style-name="T1">e</text:span><text:span text:style-name="T3">11</text:span>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20">5</text:p>
          </table:table-cell>
          <table:table-cell table:style-name="Table1.A1" office:value-type="string">
            <text:p text:style-name="P20">2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3">5</text:p>
          </table:table-cell>
          <table:table-cell table:style-name="Table1.A1" office:value-type="string">
            <text:p text:style-name="P20">3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>0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6"><text:span text:style-name="T1">e</text:span><text:span text:style-name="T3">12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20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4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38">0</text:p>
          </table:table-cell>
        </table:table-row>
      </table:table>
      <text:p text:style-name="Standard"/>
      <text:p text:style-name="Standard">Пользуемся алгоритмом, использующим упорядочивание вершин</text:p>
      <text:p text:style-name="Standard">1<text:span text:style-name="T1">. </text:span>Положим j<text:span text:style-name="T1"> = 1</text:span></text:p>
      <text:p text:style-name="P2"/>
      <text:p text:style-name="P32">2. Посчитаем количество ненулевых элементов <text:span text:style-name="T1">r</text:span><text:span text:style-name="T3">i</text:span> в матрице <text:span text:style-name="T1">R</text:span>:</text:p>
      <text:p text:style-name="P32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column table:style-name="Table5.C" table:number-columns-repeated="3"/>
        <table:table-column table:style-name="Table5.J"/>
        <table:table-column table:style-name="Table5.A"/>
        <table:table-column table:style-name="Table5.L"/>
        <table:table-column table:style-name="Table5.J"/>
        <table:table-column table:style-name="Table5.N"/>
        <table:table-row table:style-name="Table5.1">
          <table:table-cell table:style-name="Table5.A1" office:value-type="string">
            <text:p text:style-name="P39">V/V</text:p>
          </table:table-cell>
          <table:table-cell table:style-name="Table5.A1" office:value-type="string">
            <text:p text:style-name="P8"><text:span text:style-name="T1">e</text:span><text:span text:style-name="T3">1</text:span></text:p>
          </table:table-cell>
          <table:table-cell table:style-name="Table5.A1" office:value-type="string">
            <text:p text:style-name="P8"><text:span text:style-name="T1">e</text:span><text:span text:style-name="T3">2</text:span></text:p>
          </table:table-cell>
          <table:table-cell table:style-name="Table5.A1" office:value-type="string">
            <text:p text:style-name="P8"><text:span text:style-name="T1">e</text:span><text:span text:style-name="T3">3</text:span></text:p>
          </table:table-cell>
          <table:table-cell table:style-name="Table5.A1" office:value-type="string">
            <text:p text:style-name="P8"><text:span text:style-name="T1">e</text:span><text:span text:style-name="T3">4</text:span></text:p>
          </table:table-cell>
          <table:table-cell table:style-name="Table5.A1" office:value-type="string">
            <text:p text:style-name="P8"><text:span text:style-name="T1">e</text:span><text:span text:style-name="T3">5</text:span></text:p>
          </table:table-cell>
          <table:table-cell table:style-name="Table5.A1" office:value-type="string">
            <text:p text:style-name="P8"><text:span text:style-name="T1">e</text:span><text:span text:style-name="T3">6</text:span></text:p>
          </table:table-cell>
          <table:table-cell table:style-name="Table5.A1" office:value-type="string">
            <text:p text:style-name="P8"><text:span text:style-name="T1">e</text:span><text:span text:style-name="T3">7</text:span></text:p>
          </table:table-cell>
          <table:table-cell table:style-name="Table5.A1" office:value-type="string">
            <text:p text:style-name="P8"><text:span text:style-name="T1">e</text:span><text:span text:style-name="T3">8</text:span></text:p>
          </table:table-cell>
          <table:table-cell table:style-name="Table5.A1" office:value-type="string">
            <text:p text:style-name="P8"><text:span text:style-name="T1">e</text:span><text:span text:style-name="T3">9</text:span></text:p>
          </table:table-cell>
          <table:table-cell table:style-name="Table5.A1" office:value-type="string">
            <text:p text:style-name="P8"><text:span text:style-name="T1">e</text:span><text:span text:style-name="T3">10</text:span></text:p>
          </table:table-cell>
          <table:table-cell table:style-name="Table5.A1" office:value-type="string">
            <text:p text:style-name="P8"><text:span text:style-name="T1">e</text:span><text:span text:style-name="T3">11</text:span></text:p>
          </table:table-cell>
          <table:table-cell table:style-name="Table5.M1" office:value-type="string">
            <text:p text:style-name="P8"><text:span text:style-name="T1">e</text:span><text:span text:style-name="T3">12 </text:span></text:p>
          </table:table-cell>
          <table:table-cell table:style-name="Table5.A1" office:value-type="string">
            <text:p text:style-name="P29"/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1</text:span></text:p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M1" office:value-type="string">
            <text:p text:style-name="P17"/>
          </table:table-cell>
          <table:table-cell table:style-name="Table5.A1" office:value-type="string">
            <text:p text:style-name="P11">4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</text:span><text:span text:style-name="T3">2</text:span>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1</text:p>
          </table:table-cell>
          <table:table-cell table:style-name="Table5.M1" office:value-type="string">
            <text:p text:style-name="P44">1</text:p>
          </table:table-cell>
          <table:table-cell table:style-name="Table5.A1" office:value-type="string">
            <text:p text:style-name="P11">6</text:p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3</text:span>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5">1</text:p>
          </table:table-cell>
          <table:table-cell table:style-name="Table5.M1" office:value-type="string">
            <text:p text:style-name="P39"/>
          </table:table-cell>
          <table:table-cell table:style-name="Table5.A1" office:value-type="string">
            <text:p text:style-name="P11">6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</text:span><text:span text:style-name="T3">4</text:span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44">0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M1" office:value-type="string">
            <text:p text:style-name="P39"/>
          </table:table-cell>
          <table:table-cell table:style-name="Table5.A1" office:value-type="string">
            <text:p text:style-name="P11">4</text:p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5</text:span>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M1" office:value-type="string">
            <text:p text:style-name="P39"/>
          </table:table-cell>
          <table:table-cell table:style-name="Table5.A1" office:value-type="string">
            <text:p text:style-name="P11">5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</text:span><text:span text:style-name="T3">6</text:span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1">1</text:p>
          </table:table-cell>
          <table:table-cell table:style-name="Table5.M1" office:value-type="string">
            <text:p text:style-name="P39"/>
          </table:table-cell>
          <table:table-cell table:style-name="Table5.A1" office:value-type="string">
            <text:p text:style-name="P11">5</text:p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7</text:span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44">1</text:p>
          </table:table-cell>
          <table:table-cell table:style-name="Table5.M1" office:value-type="string">
            <text:p text:style-name="P25">1</text:p>
          </table:table-cell>
          <table:table-cell table:style-name="Table5.A1" office:value-type="string">
            <text:p text:style-name="P11">7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</text:span><text:span text:style-name="T3">8</text:span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44">0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1">1</text:p>
          </table:table-cell>
          <table:table-cell table:style-name="Table5.M1" office:value-type="string">
            <text:p text:style-name="P17"/>
          </table:table-cell>
          <table:table-cell table:style-name="Table5.A1" office:value-type="string">
            <text:p text:style-name="P11">4</text:p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9</text:span>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2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M1" office:value-type="string">
            <text:p text:style-name="P17"/>
          </table:table-cell>
          <table:table-cell table:style-name="Table5.A1" office:value-type="string">
            <text:p text:style-name="P11">5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­</text:span><text:span text:style-name="T3">10</text:span>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2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>0</text:p>
          </table:table-cell>
          <table:table-cell table:style-name="Table5.A1" office:value-type="string">
            <text:p text:style-name="P39"/>
          </table:table-cell>
          <table:table-cell table:style-name="Table5.M1" office:value-type="string">
            <text:p text:style-name="P11">1</text:p>
          </table:table-cell>
          <table:table-cell table:style-name="Table5.A1" office:value-type="string">
            <text:p text:style-name="P11">5</text:p>
          </table:table-cell>
        </table:table-row>
        <table:table-row table:style-name="Table5.2">
          <table:table-cell table:style-name="Table5.A1" office:value-type="string">
            <text:p text:style-name="P8"><text:span text:style-name="T1">e</text:span><text:span text:style-name="T3">11</text:span>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44">1</text:p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>0</text:p>
          </table:table-cell>
          <table:table-cell table:style-name="Table5.M1" office:value-type="string">
            <text:p text:style-name="P17"/>
          </table:table-cell>
          <table:table-cell table:style-name="Table5.A1" office:value-type="string">
            <text:p text:style-name="P11">8</text:p>
          </table:table-cell>
        </table:table-row>
        <table:table-row table:style-name="Table5.1">
          <table:table-cell table:style-name="Table5.A1" office:value-type="string">
            <text:p text:style-name="P8"><text:span text:style-name="T1">e</text:span><text:span text:style-name="T3">12</text:span>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44">1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25">1</text:p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1">1</text:p>
          </table:table-cell>
          <table:table-cell table:style-name="Table5.A1" office:value-type="string">
            <text:p text:style-name="P17"/>
          </table:table-cell>
          <table:table-cell table:style-name="Table5.M1" office:value-type="string">
            <text:p text:style-name="P39">0</text:p>
          </table:table-cell>
          <table:table-cell table:style-name="Table5.A1" office:value-type="string">
            <text:p text:style-name="P11">3</text:p>
          </table:table-cell>
        </table:table-row>
      </table:table>
      <text:p text:style-name="P32">Упорядочим вершины графа в порядке не возрастания r<text:span text:style-name="T3">i</text:span>:</text:p>
      <text:p text:style-name="Standard"><text:span text:style-name="T1">e</text:span><text:span text:style-name="T4">11</text:span><text:span text:style-name="T1">, e</text:span><text:span text:style-name="T4">7</text:span><text:span text:style-name="T1">, e</text:span><text:span text:style-name="T4">2</text:span><text:span text:style-name="T1">, e</text:span><text:span text:style-name="T4">3</text:span><text:span text:style-name="T1">, e</text:span><text:span text:style-name="T4">5</text:span><text:span text:style-name="T1">, e</text:span><text:span text:style-name="T4">6</text:span><text:span text:style-name="T1">, e</text:span><text:span text:style-name="T4">9</text:span><text:span text:style-name="T1">, e</text:span><text:span text:style-name="T4">10</text:span><text:span text:style-name="T1">, e</text:span><text:span text:style-name="T4">1</text:span><text:span text:style-name="T1">, e</text:span><text:span text:style-name="T4">4</text:span><text:span text:style-name="T1">, e</text:span><text:span text:style-name="T4">8</text:span><text:span text:style-name="T1">, e</text:span><text:span text:style-name="T4">12</text:span></text:p>
      <text:p text:style-name="P2"/>
      <text:p text:style-name="Standard">3. Красим в первый цвет вершины <text:span text:style-name="T1">e</text:span><text:span text:style-name="T12">11</text:span><text:span text:style-name="T2">, </text:span><text:span text:style-name="T1">e</text:span><text:span text:style-name="T13">5</text:span><text:span text:style-name="T2">, </text:span><text:span text:style-name="T1">e</text:span><text:span text:style-name="T5">12</text:span>. </text:p>
      <text:p text:style-name="Standard"><text:soft-page-break/></text:p>
      <text:p text:style-name="Standard">4. Остались неокрашенные вершины, поэтому удалим из матрицы <text:span text:style-name="T1">R</text:span> строки и столбцы, соответствующие вершинам <text:span text:style-name="T1">e</text:span><text:span text:style-name="T14">11</text:span><text:span text:style-name="T2">, </text:span><text:span text:style-name="T1">e</text:span><text:span text:style-name="T14">5</text:span><text:span text:style-name="T2">, </text:span><text:span text:style-name="T1">e</text:span><text:span text:style-name="T14">12</text:span>. Положим j<text:span text:style-name="T1"> = j + 1 = 2:</text:span></text:p>
      <text:p text:style-name="P3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B"/>
        <table:table-column table:style-name="Table6.I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40">V/V</text:p>
          </table:table-cell>
          <table:table-cell table:style-name="Table6.A1" office:value-type="string">
            <text:p text:style-name="P7"><text:span text:style-name="T1">e</text:span><text:span text:style-name="T3">1</text:span></text:p>
          </table:table-cell>
          <table:table-cell table:style-name="Table6.A1" office:value-type="string">
            <text:p text:style-name="P7"><text:span text:style-name="T1">e</text:span><text:span text:style-name="T3">2</text:span></text:p>
          </table:table-cell>
          <table:table-cell table:style-name="Table6.A1" office:value-type="string">
            <text:p text:style-name="P7"><text:span text:style-name="T1">e</text:span><text:span text:style-name="T3">3</text:span></text:p>
          </table:table-cell>
          <table:table-cell table:style-name="Table6.A1" office:value-type="string">
            <text:p text:style-name="P7"><text:span text:style-name="T1">e</text:span><text:span text:style-name="T3">4</text:span></text:p>
          </table:table-cell>
          <table:table-cell table:style-name="Table6.A1" office:value-type="string">
            <text:p text:style-name="P7"><text:span text:style-name="T1">e</text:span><text:span text:style-name="T3">6</text:span></text:p>
          </table:table-cell>
          <table:table-cell table:style-name="Table6.A1" office:value-type="string">
            <text:p text:style-name="P7"><text:span text:style-name="T1">e</text:span><text:span text:style-name="T3">7</text:span></text:p>
          </table:table-cell>
          <table:table-cell table:style-name="Table6.A1" office:value-type="string">
            <text:p text:style-name="P7"><text:span text:style-name="T1">e</text:span><text:span text:style-name="T3">8</text:span></text:p>
          </table:table-cell>
          <table:table-cell table:style-name="Table6.A1" office:value-type="string">
            <text:p text:style-name="P7"><text:span text:style-name="T1">e</text:span><text:span text:style-name="T3">9</text:span></text:p>
          </table:table-cell>
          <table:table-cell table:style-name="Table6.A1" office:value-type="string">
            <text:p text:style-name="P7"><text:span text:style-name="T1">e</text:span><text:span text:style-name="T3">10</text:span></text:p>
          </table:table-cell>
          <table:table-cell table:style-name="Table6.A1" office:value-type="string">
            <text:p text:style-name="P28"/>
          </table:table-cell>
        </table:table-row>
        <table:table-row table:style-name="Table6.2">
          <table:table-cell table:style-name="Table6.A1" office:value-type="string">
            <text:p text:style-name="P7"><text:span text:style-name="T1">e</text:span><text:span text:style-name="T3">1</text:span>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12">3</text:p>
          </table:table-cell>
        </table:table-row>
        <table:table-row table:style-name="Table6.1">
          <table:table-cell table:style-name="Table6.A1" office:value-type="string">
            <text:p text:style-name="P7"><text:span text:style-name="T1">e</text:span><text:span text:style-name="T3">2</text:span></text:p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12">4</text:p>
          </table:table-cell>
        </table:table-row>
        <table:table-row table:style-name="Table6.2">
          <table:table-cell table:style-name="Table6.A1" office:value-type="string">
            <text:p text:style-name="P7"><text:span text:style-name="T1">e</text:span><text:span text:style-name="T3">3</text:span>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2">5</text:p>
          </table:table-cell>
        </table:table-row>
        <table:table-row table:style-name="Table6.1">
          <table:table-cell table:style-name="Table6.A1" office:value-type="string">
            <text:p text:style-name="P7"><text:span text:style-name="T1">e</text:span><text:span text:style-name="T3">4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5">0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12">3</text:p>
          </table:table-cell>
        </table:table-row>
        <table:table-row table:style-name="Table6.1">
          <table:table-cell table:style-name="Table6.A1" office:value-type="string">
            <text:p text:style-name="P7"><text:span text:style-name="T1">e</text:span><text:span text:style-name="T3">6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12">3</text:p>
          </table:table-cell>
        </table:table-row>
        <table:table-row table:style-name="Table6.2">
          <table:table-cell table:style-name="Table6.A1" office:value-type="string">
            <text:p text:style-name="P7"><text:span text:style-name="T1">e</text:span><text:span text:style-name="T3">7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12">4</text:p>
          </table:table-cell>
        </table:table-row>
        <table:table-row table:style-name="Table6.1">
          <table:table-cell table:style-name="Table6.A1" office:value-type="string">
            <text:p text:style-name="P7"><text:span text:style-name="T1">e</text:span><text:span text:style-name="T3">8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45">0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12">2</text:p>
          </table:table-cell>
        </table:table-row>
        <table:table-row table:style-name="Table6.2">
          <table:table-cell table:style-name="Table6.A1" office:value-type="string">
            <text:p text:style-name="P7"><text:span text:style-name="T1">e</text:span><text:span text:style-name="T3">9</text:span>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12">3</text:p>
          </table:table-cell>
        </table:table-row>
        <table:table-row table:style-name="Table6.1">
          <table:table-cell table:style-name="Table6.A1" office:value-type="string">
            <text:p text:style-name="P7"><text:span text:style-name="T1">e­</text:span><text:span text:style-name="T3">10</text:span>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4">1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45"/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21">1</text:p>
          </table:table-cell>
          <table:table-cell table:style-name="Table6.A1" office:value-type="string">
            <text:p text:style-name="P49">1</text:p>
          </table:table-cell>
          <table:table-cell table:style-name="Table6.A1" office:value-type="string">
            <text:p text:style-name="P40"/>
          </table:table-cell>
          <table:table-cell table:style-name="Table6.A1" office:value-type="string">
            <text:p text:style-name="P40">0</text:p>
          </table:table-cell>
          <table:table-cell table:style-name="Table6.A1" office:value-type="string">
            <text:p text:style-name="P12">3</text:p>
          </table:table-cell>
        </table:table-row>
      </table:table>
      <text:p text:style-name="P51"/>
      <text:p text:style-name="Standard">5. Упорядочим вершины графа в порядке не возрастания <text:span text:style-name="T1">r</text:span><text:span text:style-name="T3">i</text:span>:</text:p>
      <text:p text:style-name="Standard"><text:span text:style-name="T1">e</text:span><text:span text:style-name="T6">3</text:span><text:span text:style-name="T1">, e</text:span><text:span text:style-name="T6">2</text:span><text:span text:style-name="T1">, e</text:span><text:span text:style-name="T6">7</text:span><text:span text:style-name="T1">, e</text:span><text:span text:style-name="T6">1</text:span><text:span text:style-name="T1">, e</text:span><text:span text:style-name="T6">4</text:span><text:span text:style-name="T1">, e</text:span><text:span text:style-name="T6">6</text:span><text:span text:style-name="T1">, e</text:span><text:span text:style-name="T6">9</text:span><text:span text:style-name="T1">, e</text:span><text:span text:style-name="T3">1</text:span><text:span text:style-name="T6">0</text:span><text:span text:style-name="T1">, e</text:span><text:span text:style-name="T6">8</text:span></text:p>
      <text:p text:style-name="P2"/>
      <text:p text:style-name="Standard">6. Красим во второй цвет вершины <text:span text:style-name="T1">e</text:span><text:span text:style-name="T7">3</text:span>, <text:span text:style-name="T1">e</text:span><text:span text:style-name="T7">2</text:span>, <text:span text:style-name="T1">e</text:span><text:span text:style-name="T7">8</text:span>.</text:p>
      <text:p text:style-name="Standard">7. Остались неокрашенные вершины, удалим из матрицы R строки и столбцы, соответствующие вершинам <text:span text:style-name="T1">e</text:span><text:span text:style-name="T8">3</text:span>, <text:span text:style-name="T1">e</text:span><text:span text:style-name="T8">2</text:span>, <text:span text:style-name="T1">e</text:span><text:span text:style-name="T15">8</text:span>. Положим j<text:span text:style-name="T1"> = j + 1 = 3: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41">V/V</text:p>
          </table:table-cell>
          <table:table-cell table:style-name="Table2.A1" office:value-type="string">
            <text:p text:style-name="P9"><text:span text:style-name="T1">e</text:span><text:span text:style-name="T3">1</text:span></text:p>
          </table:table-cell>
          <table:table-cell table:style-name="Table2.A1" office:value-type="string">
            <text:p text:style-name="P9"><text:span text:style-name="T1">e</text:span><text:span text:style-name="T3">4</text:span></text:p>
          </table:table-cell>
          <table:table-cell table:style-name="Table2.A1" office:value-type="string">
            <text:p text:style-name="P9"><text:span text:style-name="T1">e</text:span><text:span text:style-name="T3">6</text:span></text:p>
          </table:table-cell>
          <table:table-cell table:style-name="Table2.A1" office:value-type="string">
            <text:p text:style-name="P9"><text:span text:style-name="T1">e</text:span><text:span text:style-name="T3">7</text:span></text:p>
          </table:table-cell>
          <table:table-cell table:style-name="Table2.A1" office:value-type="string">
            <text:p text:style-name="P9"><text:span text:style-name="T1">e</text:span><text:span text:style-name="T3">9</text:span></text:p>
          </table:table-cell>
          <table:table-cell table:style-name="Table2.A1" office:value-type="string">
            <text:p text:style-name="P9"><text:span text:style-name="T1">e</text:span><text:span text:style-name="T3">10</text:span></text:p>
          </table:table-cell>
          <table:table-cell table:style-name="Table2.A1" office:value-type="string">
            <text:p text:style-name="P30"/>
          </table:table-cell>
        </table:table-row>
        <table:table-row table:style-name="Table2.2">
          <table:table-cell table:style-name="Table2.A1" office:value-type="string">
            <text:p text:style-name="P9"><text:span text:style-name="T1">e</text:span><text:span text:style-name="T3">1</text:span>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3">1</text:p>
          </table:table-cell>
        </table:table-row>
        <table:table-row table:style-name="Table2.1">
          <table:table-cell table:style-name="Table2.A1" office:value-type="string">
            <text:p text:style-name="P9"><text:span text:style-name="T1">e</text:span><text:span text:style-name="T3">4</text:span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6">0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3">2</text:p>
          </table:table-cell>
        </table:table-row>
        <table:table-row table:style-name="Table2.1">
          <table:table-cell table:style-name="Table2.A1" office:value-type="string">
            <text:p text:style-name="P9"><text:span text:style-name="T1">e</text:span><text:span text:style-name="T3">6</text:span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3">1</text:p>
          </table:table-cell>
        </table:table-row>
        <table:table-row table:style-name="Table2.2">
          <table:table-cell table:style-name="Table2.A1" office:value-type="string">
            <text:p text:style-name="P9"><text:span text:style-name="T1">e</text:span><text:span text:style-name="T3">7</text:span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50">1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13">2</text:p>
          </table:table-cell>
        </table:table-row>
        <table:table-row table:style-name="Table2.2">
          <table:table-cell table:style-name="Table2.A1" office:value-type="string">
            <text:p text:style-name="P9"><text:span text:style-name="T1">e</text:span><text:span text:style-name="T3">9</text:span></text:p>
          </table:table-cell>
          <table:table-cell table:style-name="Table2.A1" office:value-type="string">
            <text:p text:style-name="P26">1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13">1</text:p>
          </table:table-cell>
        </table:table-row>
        <table:table-row table:style-name="Table2.1">
          <table:table-cell table:style-name="Table2.A1" office:value-type="string">
            <text:p text:style-name="P9"><text:span text:style-name="T1">e­</text:span><text:span text:style-name="T3">10</text:span>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6"/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23">1</text:p>
          </table:table-cell>
          <table:table-cell table:style-name="Table2.A1" office:value-type="string">
            <text:p text:style-name="P41"/>
          </table:table-cell>
          <table:table-cell table:style-name="Table2.A1" office:value-type="string">
            <text:p text:style-name="P41">0</text:p>
          </table:table-cell>
          <table:table-cell table:style-name="Table2.A1" office:value-type="string">
            <text:p text:style-name="P13">1</text:p>
          </table:table-cell>
        </table:table-row>
      </table:table>
      <text:p text:style-name="P33"/>
      <text:p text:style-name="P33">8. Упорядочим вершины графа в порядке не возрастания r<text:span text:style-name="T3">i</text:span>:</text:p>
      <text:p text:style-name="Standard"><text:span text:style-name="T1">e</text:span><text:span text:style-name="T9">4</text:span><text:span text:style-name="T1">, e</text:span><text:span text:style-name="T3">7</text:span><text:span text:style-name="T1">, e</text:span><text:span text:style-name="T3">1</text:span><text:span text:style-name="T1">, e</text:span><text:span text:style-name="T9">6</text:span><text:span text:style-name="T1">, e</text:span><text:span text:style-name="T9">9</text:span><text:span text:style-name="T1">, e</text:span><text:span text:style-name="T3">1</text:span><text:span text:style-name="T9">0</text:span></text:p>
      <text:p text:style-name="P2"/>
      <text:p text:style-name="P34">9. Красим в третий цвет вершины e<text:span text:style-name="T16">4</text:span>, <text:span text:style-name="T1">e</text:span><text:span text:style-name="T10">1, </text:span><text:span text:style-name="T18">e</text:span><text:span text:style-name="T10">10</text:span>. </text:p>
      <text:p text:style-name="Standard"/>
      <text:p text:style-name="P35">10. Остались неокрашенные вершины, удалим из матрицы R строки и столбцы, соответствующие вершинам e<text:span text:style-name="T16">4</text:span>, <text:span text:style-name="T1">e</text:span><text:span text:style-name="T10">1, </text:span><text:span text:style-name="T18">e</text:span><text:span text:style-name="T10">10</text:span>. Положим j<text:span text:style-name="T1"> = j + 1 = 4: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2">V/V</text:p>
          </table:table-cell>
          <table:table-cell table:style-name="Table3.A1" office:value-type="string">
            <text:p text:style-name="P10"><text:span text:style-name="T1">e</text:span><text:span text:style-name="T3">6</text:span></text:p>
          </table:table-cell>
          <table:table-cell table:style-name="Table3.A1" office:value-type="string">
            <text:p text:style-name="P10"><text:span text:style-name="T1">e</text:span><text:span text:style-name="T3">7</text:span></text:p>
          </table:table-cell>
          <table:table-cell table:style-name="Table3.A1" office:value-type="string">
            <text:p text:style-name="P10"><text:span text:style-name="T1">e</text:span><text:span text:style-name="T3">9</text:span></text:p>
          </table:table-cell>
          <table:table-cell table:style-name="Table3.A1" office:value-type="string">
            <text:p text:style-name="P31"/>
          </table:table-cell>
        </table:table-row>
        <table:table-row table:style-name="Table3.1">
          <table:table-cell table:style-name="Table3.A1" office:value-type="string">
            <text:p text:style-name="P10"><text:span text:style-name="T1">e</text:span><text:span text:style-name="T3">6</text:span></text:p>
          </table:table-cell>
          <table:table-cell table:style-name="Table3.A1" office:value-type="string">
            <text:p text:style-name="P42">0</text:p>
          </table:table-cell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4">0</text:p>
          </table:table-cell>
        </table:table-row>
        <table:table-row table:style-name="Table3.3">
          <table:table-cell table:style-name="Table3.A1" office:value-type="string">
            <text:p text:style-name="P10"><text:span text:style-name="T1">e</text:span><text:span text:style-name="T3">7</text:span></text:p>
          </table:table-cell>
          <table:table-cell table:style-name="Table3.A1" office:value-type="string">
            <text:p text:style-name="P42"/>
          </table:table-cell>
          <table:table-cell table:style-name="Table3.A1" office:value-type="string">
            <text:p text:style-name="P42">0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4">0</text:p>
          </table:table-cell>
        </table:table-row>
        <table:table-row table:style-name="Table3.3">
          <table:table-cell table:style-name="Table3.A1" office:value-type="string">
            <text:p text:style-name="P10"><text:span text:style-name="T1">e</text:span><text:span text:style-name="T3">9</text:span></text:p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42">0</text:p>
          </table:table-cell>
          <table:table-cell table:style-name="Table3.A1" office:value-type="string">
            <text:p text:style-name="P14">0</text:p>
          </table:table-cell>
        </table:table-row>
      </table:table>
      <text:p text:style-name="P36"/>
      <text:p text:style-name="P36"/>
      <text:p text:style-name="P36"><text:soft-page-break/>11. Красим в четвертый цвет вершины <text:span text:style-name="T1">e</text:span><text:span text:style-name="T11">6</text:span>, <text:span text:style-name="T1">e</text:span><text:span text:style-name="T11">7</text:span>, <text:span text:style-name="T1">e</text:span><text:span text:style-name="T11">9</text:span>.</text:p>
      <text:p text:style-name="Standard"/>
      <text:p text:style-name="Standard"/>
      <text:p text:style-name="Standard"/>
      <text:p text:style-name="Standard"><draw:custom-shape text:anchor-type="char" draw:z-index="2" draw:name="Овал 1" draw:style-name="gr7" draw:text-style-name="P55" svg:width="0.7004in" svg:height="0.7004in" svg:x="2.6638in" svg:y="0.1535in"><text:p text:style-name="P52"><text:span text:style-name="T20">e</text:span><text:span text:style-name="T19">12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><draw:custom-shape text:anchor-type="char" draw:z-index="3" draw:name="Овал 13" draw:style-name="gr3" draw:text-style-name="P55" svg:width="0.7004in" svg:height="0.7004in" svg:x="1.4728in" svg:y="0.0311in"><text:p text:style-name="P52"><text:span text:style-name="T20">e</text:span><text:span text:style-name="T19">11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5" draw:name="Овал 3" draw:style-name="gr2" draw:text-style-name="P54" svg:width="0.7004in" svg:height="0.7004in" svg:x="3.7366in" svg:y="0.1583in"><text:p text:style-name="P52"><draw:line text:anchor-type="paragraph" draw:z-index="7" draw:name="Line 2" draw:style-name="gr6" draw:text-style-name="P58" svg:x1="0.0902in" svg:y1="0.4472in" svg:x2="0.9791in" svg:y2="1.8839in"><text:p/></draw:line><text:span text:style-name="T20">e</text:span><text:span text:style-name="T19">1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Standard"/>
      <text:p text:style-name="P37"><draw:line text:anchor-type="paragraph" draw:z-index="25" draw:name="Line 1" draw:style-name="gr6" draw:text-style-name="P58" svg:x1="4.3339in" svg:y1="0.3665in" svg:x2="4.6386in" svg:y2="0.7228in"><text:p/></draw:line><draw:line text:anchor-type="paragraph" draw:z-index="27" draw:name="Line 3" draw:style-name="gr1" draw:text-style-name="P53" svg:x1="3.839in" svg:y1="0.3665in" svg:x2="1.0138in" svg:y2="1.9539in"><text:p/></draw:line><draw:line text:anchor-type="paragraph" draw:z-index="29" draw:name="Line 4" draw:style-name="gr1" draw:text-style-name="P53" svg:x1="3.7961in" svg:y1="0.3157in" svg:x2="1.9772in" svg:y2="0.2965in"><text:p/></draw:line><draw:line text:anchor-type="paragraph" draw:z-index="31" draw:name="Line 5" draw:style-name="gr1" draw:text-style-name="P53" svg:x1="4.639in" svg:y1="1.1016in" svg:x2="2.1008in" svg:y2="3.7354in"><text:p/></draw:line><draw:line text:anchor-type="paragraph" draw:z-index="33" draw:name="Line 6" draw:style-name="gr1" draw:text-style-name="P53" svg:x1="4.537in" svg:y1="1.0354in" svg:x2="0.9736in" svg:y2="2.1146in"><text:p/></draw:line><draw:line text:anchor-type="paragraph" draw:z-index="0" draw:name="Line 7" draw:style-name="gr1" draw:text-style-name="P53" svg:x1="4.5366in" svg:y1="0.8083in" svg:x2="1.4728in" svg:y2="1.0354in"><text:p/></draw:line><draw:line text:anchor-type="paragraph" draw:z-index="35" draw:name="Line 8" draw:style-name="gr1" draw:text-style-name="P53" svg:x1="4.537in" svg:y1="0.9409in" svg:x2="1.8827in" svg:y2="0.3665in"><text:p/></draw:line><draw:line text:anchor-type="paragraph" draw:z-index="1" draw:name="Line 9" draw:style-name="gr1" draw:text-style-name="P53" svg:x1="4.5366in" svg:y1="0.8083in" svg:x2="3.3638in" svg:y2="0.098in"><text:p/></draw:line><draw:line text:anchor-type="paragraph" draw:z-index="37" draw:name="Line 10" draw:style-name="gr1" draw:text-style-name="P53" svg:x1="4.9181in" svg:y1="2.1339in" svg:x2="4.9035in" svg:y2="2.7882in"><text:p/></draw:line><draw:line text:anchor-type="paragraph" draw:z-index="38" draw:name="Line 11" draw:style-name="gr1" draw:text-style-name="P53" svg:x1="4.9181in" svg:y1="2.0016in" svg:x2="3.1138in" svg:y2="4.1035in"><text:p/></draw:line><draw:line text:anchor-type="paragraph" draw:z-index="39" draw:name="Line 12" draw:style-name="gr1" draw:text-style-name="P53" svg:x1="4.9181in" svg:y1="1.9063in" svg:x2="2.2547in" svg:y2="3.848in"><text:p/></draw:line><draw:line text:anchor-type="paragraph" draw:z-index="40" draw:name="Line 13" draw:style-name="gr1" draw:text-style-name="P53" svg:x1="4.9791in" svg:y1="1.8307in" svg:x2="0.9638in" svg:y2="2.2098in"><text:p/></draw:line><draw:line text:anchor-type="paragraph" draw:z-index="41" draw:name="Line 14" draw:style-name="gr1" draw:text-style-name="P53" svg:x1="5.0547in" svg:y1="1.7264in" svg:x2="2.1728in" svg:y2="0.1165in"><text:p/></draw:line><draw:line text:anchor-type="paragraph" draw:z-index="42" draw:name="Line 15" draw:style-name="gr1" draw:text-style-name="P53" svg:x1="4.639in" svg:y1="2.9291in" svg:x2="3.261in" svg:y2="4.1453in"><text:p/></draw:line><draw:line text:anchor-type="paragraph" draw:z-index="8" draw:name="Line 16" draw:style-name="gr1" draw:text-style-name="P53" svg:x1="4.7803in" svg:y1="2.8346in" svg:x2="2.2547in" svg:y2="3.9992in"><text:p/></draw:line><draw:line text:anchor-type="paragraph" draw:z-index="10" draw:name="Line 17" draw:style-name="gr1" draw:text-style-name="P53" svg:x1="4.8563in" svg:y1="2.7882in" svg:x2="2.0701in" svg:y2="0.1835in"><text:p/></draw:line><draw:line text:anchor-type="paragraph" draw:z-index="9" draw:name="Line 18" draw:style-name="gr1" draw:text-style-name="P53" svg:x1="3.6819in" svg:y1="4.1035in" svg:x2="3.3638in" svg:y2="4.2835in"><text:p/></draw:line><draw:line text:anchor-type="paragraph" draw:z-index="11" draw:name="Line 19" draw:style-name="gr1" draw:text-style-name="P53" svg:x1="3.6819in" svg:y1="3.9992in" svg:x2="2.2547in" svg:y2="4.0937in"><text:p/></draw:line><draw:line text:anchor-type="paragraph" draw:z-index="12" draw:name="Line 20" draw:style-name="gr1" draw:text-style-name="P53" svg:x1="3.7839in" svg:y1="3.848in" svg:x2="1.4728in" svg:y2="3.3646in"><text:p/></draw:line><draw:line text:anchor-type="paragraph" draw:z-index="13" draw:name="Line 21" draw:style-name="gr1" draw:text-style-name="P53" svg:x1="3.8713in" svg:y1="3.7354in" svg:x2="0.822in" svg:y2="2.2665in"><text:p/></draw:line><draw:line text:anchor-type="paragraph" draw:z-index="14" draw:name="Line 22" draw:style-name="gr1" draw:text-style-name="P53" svg:x1="4.0799in" svg:y1="3.6882in" svg:x2="1.3701in" svg:y2="1.1681in"><text:p/></draw:line><draw:line text:anchor-type="paragraph" draw:z-index="15" draw:name="Line 23" draw:style-name="gr1" draw:text-style-name="P53" svg:x1="2.7256in" svg:y1="4.189in" svg:x2="1.4728in" svg:y2="3.1756in"><text:p/></draw:line><draw:line text:anchor-type="paragraph" draw:z-index="16" draw:name="Line 24" draw:style-name="gr1" draw:text-style-name="P53" svg:x1="2.6642in" svg:y1="4.3787in" svg:x2="1.5752in" svg:y2="0.2398in"><text:p/></draw:line><draw:line text:anchor-type="paragraph" draw:z-index="17" draw:name="Line 25" draw:style-name="gr1" draw:text-style-name="P53" svg:x1="1.8728in" svg:y1="3.6335in" svg:x2="1.1819in" svg:y2="1.3244in"><text:p/></draw:line><draw:line text:anchor-type="paragraph" draw:z-index="18" draw:name="Line 26" draw:style-name="gr1" draw:text-style-name="P53" svg:x1="1.7409in" svg:y1="3.6331in" svg:x2="1.4728in" svg:y2="0.022in"><text:p/></draw:line><draw:line text:anchor-type="paragraph" draw:z-index="19" draw:name="Line 27" draw:style-name="gr1" draw:text-style-name="P53" svg:x1="1.5752in" svg:y1="3.848in" svg:x2="2.7063in" svg:y2="0.0508in"><text:p/></draw:line><draw:line text:anchor-type="paragraph" draw:z-index="20" draw:name="Line 28" draw:style-name="gr1" draw:text-style-name="P53" svg:x1="1.3701in" svg:y1="2.9996in" svg:x2="0.9736in" svg:y2="1.2217in"><text:p/></draw:line><draw:line text:anchor-type="paragraph" draw:z-index="21" draw:name="Line 29" draw:style-name="gr1" draw:text-style-name="P53" svg:x1="1.1819in" svg:y1="2.8972in" svg:x2="1.7409in" svg:y2="0.3425in"><text:p/></draw:line><draw:line text:anchor-type="paragraph" draw:z-index="22" draw:name="Line 30" draw:style-name="gr1" draw:text-style-name="P53" svg:x1="0.911in" svg:y1="1.7713in" svg:x2="1.8256in" svg:y2="0.3665in"><text:p/></draw:line><draw:line text:anchor-type="paragraph" draw:z-index="23" draw:name="Line 31" draw:style-name="gr1" draw:text-style-name="P53" svg:x1="1.3701in" svg:y1="0.7799in" svg:x2="2.6638in" svg:y2="0.0035in"><text:p/></draw:line><draw:custom-shape text:anchor-type="char" draw:z-index="24" draw:name="Овал 6" draw:style-name="gr2" draw:text-style-name="P54" svg:width="0.7004in" svg:height="0.7004in" svg:x="4.5984in" svg:y="2.7882in"><text:p text:style-name="P52"><text:span text:style-name="T20">e</text:span><text:span text:style-name="T19">4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6" draw:name="Овал 5" draw:style-name="gr5" draw:text-style-name="P57" svg:width="0.7004in" svg:height="0.7004in" svg:x="4.9181in" svg:y="1.6693in"><text:p text:style-name="P52"><text:span text:style-name="T20">e</text:span><text:span text:style-name="T19">3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28" draw:name="Овал 11" draw:style-name="gr4" draw:text-style-name="P56" svg:width="0.7004in" svg:height="0.7004in" svg:x="0.3138in" svg:y="1.6693in"><text:p text:style-name="P52"><text:span text:style-name="T20">e</text:span><text:span text:style-name="T19">9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0" draw:name="Овал 8" draw:style-name="gr4" draw:text-style-name="P56" svg:width="0.7004in" svg:height="0.7004in" svg:x="2.6638in" svg:y="4.0429in"><text:p text:style-name="P52"><text:span text:style-name="T20">e</text:span><text:span text:style-name="T19">6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2" draw:name="Овал 9" draw:style-name="gr4" draw:text-style-name="P56" svg:width="0.7004in" svg:height="0.7004in" svg:x="1.5547in" svg:y="3.6335in"><text:p text:style-name="P52"><text:span text:style-name="T20">e7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4" draw:name="Овал 7" draw:style-name="gr3" draw:text-style-name="P55" svg:width="0.7004in" svg:height="0.7004in" svg:x="3.6819in" svg:y="3.6882in"><text:p text:style-name="P52"><text:span text:style-name="T20">e</text:span><text:span text:style-name="T19">5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36" draw:name="Овал 12" draw:style-name="gr2" draw:text-style-name="P54" svg:width="0.7004in" svg:height="0.7004in" svg:x="0.7728in" svg:y="0.6244in"><text:p text:style-name="P52"><text:span text:style-name="T20">e</text:span><text:span text:style-name="T19">10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4" draw:name="Овал 10" draw:style-name="gr5" draw:text-style-name="P57" svg:width="0.7004in" svg:height="0.7004in" svg:x="0.7728in" svg:y="2.8972in"><text:p text:style-name="P52"><text:span text:style-name="T20">e8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6" draw:name="Овал 4" draw:style-name="gr5" draw:text-style-name="P57" svg:width="0.7004in" svg:height="0.7004in" svg:x="4.5366in" svg:y="0.561in"><text:p text:style-name="P52"><text:span text:style-name="T20">e2</text:span></text:p><draw:enhanced-geometry svg:viewBox="0 0 0 0" draw:mirror-vertical="false" draw:mirror-horizontal="false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2pt" fo:language="ru" fo:country="RU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Разинкин Александр Владимирович</meta:initial-creator>
    <meta:editing-cycles>28</meta:editing-cycles>
    <meta:creation-date>2023-02-10T16:28:00</meta:creation-date>
    <dc:date>2023-02-17T12:13:40.741789451</dc:date>
    <meta:editing-duration>PT5H41M1S</meta:editing-duration>
    <meta:generator>LibreOffice/7.3.7.2$Linux_X86_64 LibreOffice_project/30$Build-2</meta:generator>
    <meta:document-statistic meta:table-count="5" meta:image-count="0" meta:object-count="0" meta:page-count="3" meta:paragraph-count="356" meta:word-count="531" meta:character-count="1554" meta:non-whitespace-character-count="1376"/>
    <meta:user-defined meta:name="AppVersion">16.0000</meta:user-defined>
    <meta:template xlink:type="simple" xlink:actuate="onRequest" xlink:title="Normal.dotm" xlink:href=""/>
  </office:meta>
</office:document-meta>
</file>